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on de residencia</text:p>
          </table:table-cell>
          <table:table-cell table:style-name="ce1" office:value-type="string" calcext:value-type="string">
            <text:p>0 - Ocupaciones militares</text:p>
          </table:table-cell>
          <table:table-cell table:style-name="ce1" office:value-type="string" calcext:value-type="string">
            <text:p>1 - Directores y gerentes</text:p>
          </table:table-cell>
          <table:table-cell table:style-name="ce1" office:value-type="string" calcext:value-type="string">
            <text:p>2 - Técnicos y profesionales científicos e intelectuales</text:p>
          </table:table-cell>
          <table:table-cell table:style-name="ce1" office:value-type="string" calcext:value-type="string">
            <text:p>3 - Técnicos; profesionales de apoyo</text:p>
          </table:table-cell>
          <table:table-cell table:style-name="ce1" office:value-type="string" calcext:value-type="string">
            <text:p>4 - Empleados contables, administrativos y otros empleados de oficina</text:p>
          </table:table-cell>
          <table:table-cell table:style-name="ce1" office:value-type="string" calcext:value-type="string">
            <text:p>5 - Trabajadores de los servicios de restauración, personales, protección y vendedores</text:p>
          </table:table-cell>
          <table:table-cell table:style-name="ce1" office:value-type="string" calcext:value-type="string">
            <text:p>6 - Trabajadores cualificados en el sector agrícola, ganadero, forestal y pesquero</text:p>
          </table:table-cell>
          <table:table-cell table:style-name="ce1" office:value-type="string" calcext:value-type="string">
            <text:p>7 - Artesanos y trabajadores cualificados de las industrias manufactureras y la construcción (excepto operadores de instalaciones y maquinaria)</text:p>
          </table:table-cell>
          <table:table-cell table:style-name="ce1" office:value-type="string" calcext:value-type="string">
            <text:p>8 - Operadores de instalaciones y maquinaria, y montadores</text:p>
          </table:table-cell>
          <table:table-cell table:style-name="ce1" office:value-type="string" calcext:value-type="string">
            <text:p>9 - Ocupaciones elementales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*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7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8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5" calcext:value-type="float">
            <text:p>25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0" calcext:value-type="float">
            <text:p>620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7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0" calcext:value-type="float">
            <text:p>26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7</text:p>
          </table:table-cell>
          <table:table-cell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3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385" calcext:value-type="float">
            <text:p>38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330" calcext:value-type="float">
            <text:p>33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0" calcext:value-type="float">
            <text:p>330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225" calcext:value-type="float">
            <text:p>22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float" office:value="680" calcext:value-type="float">
            <text:p>68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3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6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2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8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3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8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2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6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8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9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355" calcext:value-type="float">
            <text:p>3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4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7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4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4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3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4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290" calcext:value-type="float">
            <text:p>2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9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6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3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0" calcext:value-type="float">
            <text:p>28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6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5" calcext:value-type="float">
            <text:p>335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0" calcext:value-type="float">
            <text:p>400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*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8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0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7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4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7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9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2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7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8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3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7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8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7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0" calcext:value-type="float">
            <text:p>580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7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8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1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3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4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7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8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2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1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4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5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90" calcext:value-type="float">
            <text:p>290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11:35.745000000</meta:creation-date>
    <dc:date>2024-12-13T19:13:13.785000000</dc:date>
    <meta:editing-duration>PT1M38S</meta:editing-duration>
    <meta:editing-cycles>1</meta:editing-cycles>
    <meta:document-statistic meta:table-count="1" meta:cell-count="5148" meta:object-count="0"/>
    <meta:generator>LibreOffice/7.6.5.2$Windows_x86 LibreOffice_project/38d5f62f85355c192ef5f1dd47c5c0c0c6d6598b</meta:generator>
  </office:meta>
</office:document-meta>
</file>